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08e6" officeooo:paragraph-rsid="001b08e6"/>
    </style:style>
    <style:style style:name="P2" style:family="paragraph" style:parent-style-name="Standard">
      <style:paragraph-properties fo:text-align="start" style:justify-single-word="false"/>
      <style:text-properties officeooo:rsid="001b08e6" officeooo:paragraph-rsid="001b08e6"/>
    </style:style>
    <style:style style:name="P3" style:family="paragraph" style:parent-style-name="Standard">
      <style:paragraph-properties fo:text-align="start" style:justify-single-word="false"/>
      <style:text-properties officeooo:rsid="001cf981" officeooo:paragraph-rsid="001cf981"/>
    </style:style>
    <style:style style:name="P4" style:family="paragraph" style:parent-style-name="Standard">
      <style:paragraph-properties fo:text-align="start" style:justify-single-word="false"/>
      <style:text-properties officeooo:rsid="001d2d06" officeooo:paragraph-rsid="001d2d06"/>
    </style:style>
    <style:style style:name="P5" style:family="paragraph" style:parent-style-name="Standard">
      <style:paragraph-properties fo:text-align="start" style:justify-single-word="false"/>
      <style:text-properties officeooo:rsid="001d2d06" officeooo:paragraph-rsid="001ddce9"/>
    </style:style>
    <style:style style:name="P6" style:family="paragraph" style:parent-style-name="Standard">
      <style:paragraph-properties fo:text-align="start" style:justify-single-word="false"/>
      <style:text-properties officeooo:rsid="001ddce9" officeooo:paragraph-rsid="001ddce9"/>
    </style:style>
    <style:style style:name="T1" style:family="text">
      <style:text-properties officeooo:rsid="001ddc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2</text:p>
      <text:p text:style-name="P1"/>
      <text:p text:style-name="P2">1) <text:s/>Problema 1: alquiler de mobiliario.</text:p>
      <text:p text:style-name="P2"/>
      <text:p text:style-name="P3">ID: Dar de alta equipamiento mobiliario</text:p>
      <text:p text:style-name="P3">TITULO: Como encargado quiero poder dar de alta mobiliario para que pueda ser alquilado.</text:p>
      <text:p text:style-name="P3">REGLAS DE NEGOCIO:</text:p>
      <text:p text:style-name="P3"><text:tab/><text:tab/>- Cada mobiliario debe cargarse con: código, tipo de mueble, fecha de creación, fecha de ultimo mantenimiento, estado y precio de alquiler.</text:p>
      <text:p text:style-name="P3"><text:tab/><text:tab/>- No pueden existir códigos repetidos de muebles.</text:p>
      <text:p text:style-name="P3"><text:tab/><text:tab/>- <text:span text:style-name="T1">El encargado debe estar autenticado en el sistema.</text:span></text:p>
      <text:p text:style-name="P3">CRITERIOS DE ACEPTACIÓN:</text:p>
      <text:p text:style-name="P3"/>
      <text:p text:style-name="P3">- Escenario 1 – Carga exitosa</text:p>
      <text:p text:style-name="P4">Dado el mueble “1”,”mesa”,”27/8/2025”,”1/6/2025”,”libre”,”$5000” el cual no está repetido en el sistema <text:span text:style-name="T1">y con el encargado autenticado en el sistema</text:span>, cuando el encargado ingresa los datos y presiona ingresar, entonces el mueble ingresa al sistema y ya que está libre, está disponible para que lo alquilen.</text:p>
      <text:p text:style-name="P4"/>
      <text:p text:style-name="P4">- Escenario 2 – Carga fallida por código repetidos</text:p>
      <text:p text:style-name="P4">Dado el mueble “1”,”mesa”,”27/8/2025”,”1/6/2025”,”libre”,”$5000”, código que ya fue ingresado previamente, cuando el encargado ingresa los datos y presiona ingresar, entonces el sistema le avisa que no fue posible la carga por error de código repetido.</text:p>
      <text:p text:style-name="P3"/>
      <text:p text:style-name="P3">- <text:span text:style-name="T1">Escenario 3 – Carga fallida por falta de autenticación</text:span></text:p>
      <text:p text:style-name="P3"/>
      <text:p text:style-name="P5">Dado el mueble “<text:span text:style-name="T1">2</text:span>”,”mesa”,”27/8/2025”,”1/6/2025”,”libre”,”$5000”, <text:span text:style-name="T1">información y código validos pero sin encontrarse autenticado el encargado, cuando el encargado presiona ingresar, entonces el sistema debería devolver un mensaje que diga que no puede dar de alta muebles sin estar autenticado como encargado en el sistema.</text:span></text:p>
      <text:p text:style-name="P5"/>
      <text:p text:style-name="P5">------------------------------------------------------------------------------------------------------------------------</text:p>
      <text:p text:style-name="P5"/>
      <text:p text:style-name="P6">ID: Hacer reserva de mobiliario.</text:p>
      <text:p text:style-name="P6">TITULO: Como cliente quiero poder generar una reserva para obtener el numero de reserva único de la misma.</text:p>
      <text:p text:style-name="P6">REGLAS DE NEGOCIO:</text:p>
      <text:p text:style-name="P6">- Cada reserva debe tener una fecha, lugar del evento, cantidad de días y mobiliario junto a su cantidad.</text:p>
      <text:p text:style-name="P6">- Debe abonar el 20% del total como seña.</text:p>
      <text:p text:style-name="P6">- El pago se realiza unicamente con tarjeta de credito, validadno su numero de tarjeta y fondo a traves de un servicio de banco.</text:p>
      <text:p text:style-name="P6">- Cantidad minima de reserva 3 muebles.</text:p>
      <text:p text:style-name="P6"/>
      <text:p text:style-name="P6">CRITERIOS DE ACEPTACIÓN:</text:p>
      <text:p text:style-name="P6"/>
      <text:p text:style-name="P6">- Escenario 1 – Reserva exitosa</text:p>
      <text:p text:style-name="P6"/>
      <text:p text:style-name="P6">D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15:45:03.558170733</meta:creation-date>
    <dc:date>2025-08-29T17:00:38.603958600</dc:date>
    <meta:editing-duration>PT18M38S</meta:editing-duration>
    <meta:editing-cycles>1</meta:editing-cycles>
    <meta:document-statistic meta:table-count="0" meta:image-count="0" meta:object-count="0" meta:page-count="1" meta:paragraph-count="26" meta:word-count="314" meta:character-count="2126" meta:non-whitespace-character-count="1827"/>
    <meta:generator>LibreOffice/24.2.7.2$Linux_X86_64 LibreOffice_project/420$Build-2</meta:generator>
  </office:meta>
</office:document-meta>
</file>